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87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7" table:number-columns-repeated="46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7" office:value-type="string" calcext:value-type="string" table:number-columns-spanned="1" table:number-rows-spanned="3">
            <office:annotation draw:style-name="gr1" draw:text-style-name="P2" svg:width="8.017cm" svg:height="1.005cm" svg:x="36.18cm" svg:y="0.053cm" draw:caption-point-x="16.391cm" draw:caption-point-y="-0.043cm">
              <dc:date>2020-12-28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number-columns-repeated="1006"/>
        </table:table-row>
        <table:table-row table:style-name="ro1">
          <table:covered-table-cell table:number-columns-repeated="4" table:style-name="ce1"/>
          <table:table-cell table:style-name="ce7" office:value-type="string" calcext:value-type="string" table:number-columns-spanned="2" table:number-rows-spanned="1">
            <text:p>Remuneração Básica</text:p>
          </table:table-cell>
          <table:covered-table-cell table:style-name="ce7"/>
          <table:table-cell table:style-name="ce7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7"/>
          <table:table-cell table:style-name="ce7" office:value-type="string" calcext:value-type="string" table:number-columns-spanned="1" table:number-rows-spanned="2">
            <office:annotation draw:style-name="gr2" draw:text-style-name="P2" svg:width="8.543cm" svg:height="1.137cm" svg:x="21.707cm" svg:y="0.132cm" draw:caption-point-x="16.418cm" draw:caption-point-y="0.274cm">
              <dc:date>2020-12-28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7" office:value-type="string" calcext:value-type="string" table:number-columns-spanned="1" table:number-rows-spanned="2">
            <office:annotation draw:style-name="gr3" draw:text-style-name="P2" svg:width="8.075cm" svg:height="1.031cm" svg:x="24.651cm" svg:y="0.132cm" draw:caption-point-x="15.938cm" draw:caption-point-y="0.274cm">
              <dc:date>2020-12-28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7" office:value-type="string" calcext:value-type="string" table:number-columns-spanned="1" table:number-rows-spanned="2">
            <office:annotation draw:style-name="gr4" draw:text-style-name="P2" svg:width="8.081cm" svg:height="0.74cm" svg:x="26.587cm" svg:y="0.132cm" draw:caption-point-x="15.933cm" draw:caption-point-y="0.274cm">
              <dc:date>2020-12-28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7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7"/>
          <table:table-cell table:style-name="ce7" office:value-type="string" calcext:value-type="string" table:number-columns-spanned="1" table:number-rows-spanned="2">
            <office:annotation draw:style-name="gr5" draw:text-style-name="P2" svg:width="6.593cm" svg:height="0.634cm" svg:x="34.376cm" svg:y="0.132cm" draw:caption-point-x="16.318cm" draw:caption-point-y="0.274cm">
              <dc:date>2020-12-28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7"/>
          <table:table-cell table:number-columns-repeated="100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471cm" svg:height="1.694cm" svg:x="9.415cm" svg:y="0.528cm" draw:caption-point-x="16.5cm" draw:caption-point-y="0.275cm">
              <dc:date>2020-12-28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2cm" svg:height="1.403cm" svg:x="11.611cm" svg:y="0.528cm" draw:caption-point-x="16.573cm" draw:caption-point-y="0.275cm">
              <dc:date>2020-12-28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7.648cm" svg:height="1.826cm" svg:x="13.689cm" svg:y="0.528cm" draw:caption-point-x="16.287cm" draw:caption-point-y="0.275cm">
              <dc:date>2020-12-28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7.648cm" svg:height="1.403cm" svg:x="15.383cm" svg:y="0.528cm" draw:caption-point-x="16.328cm" draw:caption-point-y="0.275cm">
              <dc:date>2020-12-28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8.21cm" svg:height="1.085cm" svg:x="17.394cm" svg:y="0.528cm" draw:caption-point-x="16.39cm" draw:caption-point-y="0.275cm">
              <dc:date>2020-12-28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319cm" svg:height="2.144cm" svg:x="19.405cm" svg:y="0.528cm" draw:caption-point-x="16.395cm" draw:caption-point-y="0.275cm">
              <dc:date>2020-12-28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7"/>
          <table:table-cell table:style-name="ce1" office:value-type="string" calcext:value-type="string">
            <office:annotation draw:style-name="gr7" draw:text-style-name="P2" svg:width="8.066cm" svg:height="1.403cm" svg:x="28.961cm" svg:y="0.528cm" draw:caption-point-x="15.854cm" draw:caption-point-y="0.275cm">
              <dc:date>2020-12-28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4.946cm" svg:height="0.635cm" svg:x="30.277cm" svg:y="0.528cm" draw:caption-point-x="16.33cm" draw:caption-point-y="0.275cm">
              <dc:date>2020-12-28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137cm" svg:height="1.403cm" svg:x="32.568cm" svg:y="0.528cm" draw:caption-point-x="16.334cm" draw:caption-point-y="0.275cm">
              <dc:date>2020-12-28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7"/>
          <table:table-cell table:number-columns-repeated="1006"/>
        </table:table-row>
        <table:table-row table:style-name="ro3">
          <table:table-cell office:value-type="float" office:value="3818" calcext:value-type="float">
            <text:p>3818</text:p>
          </table:table-cell>
          <table:table-cell office:value-type="string" calcext:value-type="string">
            <text:p>YURI GIUSEPPE CASTIGLION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A LAPA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6" table:style-name="ce5" office:value-type="float" office:value="0" calcext:value-type="float">
            <text:p><text:s/>- </text:p>
          </table:table-cell>
          <table:table-cell table:style-name="ce5" office:value-type="float" office:value="15932.93" calcext:value-type="float">
            <text:p><text:s/>15.932,93 </text:p>
          </table:table-cell>
          <table:table-cell table:style-name="ce5" office:value-type="float" office:value="49622.03" calcext:value-type="float">
            <text:p><text:s/>49.622,03 </text:p>
          </table:table-cell>
          <table:table-cell table:style-name="ce5" office:value-type="float" office:value="-5557.77" calcext:value-type="float">
            <text:p><text:s/>(5.557,77)</text:p>
          </table:table-cell>
          <table:table-cell table:style-name="ce5" office:value-type="float" office:value="-7485.5" calcext:value-type="float">
            <text:p><text:s/>(7.485,50)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-13043.27" calcext:value-type="float">
            <text:p><text:s/>(13.043,27)</text:p>
          </table:table-cell>
          <table:table-cell table:style-name="ce5" office:value-type="float" office:value="36578.76" calcext:value-type="float">
            <text:p><text:s/>36.578,76 </text:p>
          </table:table-cell>
          <table:table-cell table:number-columns-repeated="1006"/>
        </table:table-row>
        <table:table-row table:style-name="ro3">
          <table:table-cell office:value-type="float" office:value="594674" calcext:value-type="float">
            <text:p>594674</text:p>
          </table:table-cell>
          <table:table-cell office:value-type="string" calcext:value-type="string">
            <text:p>YVES ATAHUALPA PIN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TANDUVA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6" table:style-name="ce5" office:value-type="float" office:value="0" calcext:value-type="float">
            <text:p><text:s/>- </text:p>
          </table:table-cell>
          <table:table-cell table:style-name="ce5" office:value-type="float" office:value="15932.93" calcext:value-type="float">
            <text:p><text:s/>15.932,93 </text:p>
          </table:table-cell>
          <table:table-cell table:style-name="ce5" office:value-type="float" office:value="49622.03" calcext:value-type="float">
            <text:p><text:s/>49.622,03 </text:p>
          </table:table-cell>
          <table:table-cell table:style-name="ce5" office:value-type="float" office:value="-5197.77" calcext:value-type="float">
            <text:p><text:s/>(5.197,77)</text:p>
          </table:table-cell>
          <table:table-cell table:style-name="ce5" office:value-type="float" office:value="-3856.33" calcext:value-type="float">
            <text:p><text:s/>(3.856,33)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-9054.1" calcext:value-type="float">
            <text:p><text:s/>(9.054,10)</text:p>
          </table:table-cell>
          <table:table-cell table:style-name="ce5" office:value-type="float" office:value="40567.93" calcext:value-type="float">
            <text:p><text:s/>40.567,93 </text:p>
          </table:table-cell>
          <table:table-cell table:number-columns-repeated="1006"/>
        </table:table-row>
        <table:table-row table:style-name="ro3">
          <table:table-cell office:value-type="float" office:value="2245" calcext:value-type="float">
            <text:p>2245</text:p>
          </table:table-cell>
          <table:table-cell office:value-type="string" calcext:value-type="string">
            <text:p>ZENON LOTUFO TERTIU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O PATRIMONIO PUBLICO E SOCIAL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style-name="ce5" office:value-type="float" office:value="912.87" calcext:value-type="float">
            <text:p><text:s/>912,87 </text:p>
          </table:table-cell>
          <table:table-cell table:style-name="ce5" office:value-type="float" office:value="422.28" calcext:value-type="float">
            <text:p><text:s/>422,28 </text:p>
          </table:table-cell>
          <table:table-cell table:number-columns-repeated="4" table:style-name="ce5" office:value-type="float" office:value="0" calcext:value-type="float">
            <text:p><text:s/>- </text:p>
          </table:table-cell>
          <table:table-cell table:style-name="ce5" office:value-type="float" office:value="16526.33" calcext:value-type="float">
            <text:p><text:s/>16.526,33 </text:p>
          </table:table-cell>
          <table:table-cell table:style-name="ce5" office:value-type="float" office:value="51550.58" calcext:value-type="float">
            <text:p><text:s/>51.550,58 </text:p>
          </table:table-cell>
          <table:table-cell table:style-name="ce5" office:value-type="float" office:value="-5411.4" calcext:value-type="float">
            <text:p><text:s/>(5.411,40)</text:p>
          </table:table-cell>
          <table:table-cell table:style-name="ce5" office:value-type="float" office:value="-7274.17" calcext:value-type="float">
            <text:p><text:s/>(7.274,17)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-12685.57" calcext:value-type="float">
            <text:p><text:s/>(12.685,57)</text:p>
          </table:table-cell>
          <table:table-cell table:style-name="ce5" office:value-type="float" office:value="38865.01" calcext:value-type="float">
            <text:p><text:s/>38.865,01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1/12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'.$A$1" table:expression=""/>
        </table:named-expressions>
      </table:table>
      <table:named-expressions/>
      <table:database-ranges>
        <table:database-range table:name="__Anonymous_Sheet_DB__0" table:target-range-address="'Tabela I'.A1:'Tabela I'.R2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1:00:48.0549447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7:28:07.783000000</meta:creation-date>
    <dc:date>2021-03-01T11:01:14.438833661</dc:date>
    <meta:editing-duration>PT41S</meta:editing-duration>
    <meta:editing-cycles>2</meta:editing-cycles>
    <meta:generator>LibreOffice/6.4.6.2$Linux_X86_64 LibreOffice_project/40$Build-2</meta:generator>
    <meta:document-statistic meta:table-count="1" meta:cell-count="92" meta:object-count="0"/>
  </office:meta>
</office:document-meta>
</file>